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7.4806in" style:page-number="auto" fo:break-before="page" table:align="margins"/>
    </style:style>
    <style:style style:name="Tabella4.A" style:family="table-column">
      <style:table-column-properties style:column-width="1.0229in" style:rel-column-width="8961*"/>
    </style:style>
    <style:style style:name="Tabella4.B" style:family="table-column">
      <style:table-column-properties style:column-width="3.1493in" style:rel-column-width="27590*"/>
    </style:style>
    <style:style style:name="Tabella4.C" style:family="table-column">
      <style:table-column-properties style:column-width="0.3938in" style:rel-column-width="3449*"/>
    </style:style>
    <style:style style:name="Tabella4.D" style:family="table-column">
      <style:table-column-properties style:column-width="0.5514in" style:rel-column-width="4830*"/>
    </style:style>
    <style:style style:name="Tabella4.E" style:family="table-column">
      <style:table-column-properties style:column-width="0.7083in" style:rel-column-width="6205*"/>
    </style:style>
    <style:style style:name="Tabella4.F" style:family="table-column">
      <style:table-column-properties style:column-width="0.4729in" style:rel-column-width="4143*"/>
    </style:style>
    <style:style style:name="Tabella4.G" style:family="table-column">
      <style:table-column-properties style:column-width="0.7875in" style:rel-column-width="6899*"/>
    </style:style>
    <style:style style:name="Tabella4.H" style:family="table-column">
      <style:table-column-properties style:column-width="0.3944in" style:rel-column-width="3458*"/>
    </style:style>
    <style:style style:name="Tabella4.A1" style:family="table-cell">
      <style:table-cell-properties fo:padding="0in" fo:border-left="0.05pt solid #000000" fo:border-right="none" fo:border-top="0.05pt solid #000000" fo:border-bottom="0.05pt solid #000000"/>
    </style:style>
    <style:style style:name="Tabella4.H1" style:family="table-cell">
      <style:table-cell-properties fo:padding="0in" fo:border="0.05pt solid #000000"/>
    </style:style>
    <style:style style:name="Tabella4.A2" style:family="table-cell">
      <style:table-cell-properties fo:padding="0in" fo:border-left="0.05pt solid #000000" fo:border-right="0.05pt solid #000000" fo:border-top="none" fo:border-bottom="0.05pt solid #000000"/>
    </style:style>
    <style:style style:name="Tabella4.A3" style:family="table-cell">
      <style:table-cell-properties fo:padding="0in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047in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in" fo:margin-bottom="0in" loext:contextual-spacing="false"/>
      <style:text-properties style:font-name="Carlito"/>
    </style:style>
    <style:style style:name="P18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in" fo:margin-bottom="0in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in" fo:margin-bottom="0in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063in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start" style:justify-single-word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center" style:justify-single-word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center" style:justify-single-word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1008in" fo:margin-right="-0.0035in" fo:margin-top="0in" fo:margin-bottom="0in" loext:contextual-spacing="false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Carlito" fo:font-size="8pt" fo:letter-spacing="-0.0028in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6% 100%" style:font-name="Carlito" fo:font-size="8pt" fo:letter-spacing="-0.0028in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in" fo:margin-right="0.0417in" fo:text-align="end" style:justify-single-word="false" fo:text-indent="0in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35in" fo:margin-right="0.0661in" fo:text-align="end" style:justify-single-word="false" fo:text-indent="0in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4" style:family="paragraph" style:parent-style-name="Standard">
      <style:paragraph-properties fo:margin-top="0in" fo:margin-bottom="0in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85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8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87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88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89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90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9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9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93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94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95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96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9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98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101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103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10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106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margin-left="0in" fo:margin-right="0.0417in" fo:text-align="end" style:justify-single-word="false" fo:text-indent="0in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047in" style:text-underline-style="none" style:font-name-complex="Lucida Sans2"/>
    </style:style>
    <style:style style:name="T3" style:family="text">
      <style:text-properties fo:color="#000000" style:text-position="-5% 100%" fo:letter-spacing="-0.0047in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047in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047in" style:text-underline-style="none" officeooo:rsid="003c49d0" style:font-name-complex="Lucida Sans2"/>
    </style:style>
    <style:style style:name="T7" style:family="text">
      <style:text-properties fo:color="#000000" style:text-position="0% 100%" fo:letter-spacing="-0.0047in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221f1f" fo:letter-spacing="-0.0028in" fo:font-style="italic" style:font-style-asian="italic" style:font-name-complex="Lucida Sans2" style:font-style-complex="italic"/>
    </style:style>
    <style:style style:name="T18" style:family="text">
      <style:text-properties fo:color="#221f1f" fo:letter-spacing="-0.0028in" fo:font-style="italic" fo:background-color="transparent" loext:char-shading-value="0" style:font-style-asian="italic" style:font-name-complex="Lucida Sans2" style:font-style-complex="italic"/>
    </style:style>
    <style:style style:name="T19" style:family="text">
      <style:text-properties officeooo:rsid="0032ee30"/>
    </style:style>
    <style:style style:name="T20" style:family="text">
      <style:text-properties fo:font-style="italic" fo:background-color="transparent" loext:char-shading-value="0" style:font-style-asian="italic" style:font-style-complex="italic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193in" fo:border="0.06pt solid #000000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2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m_id and line.uom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formatLang(line.quantity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formatLang(line.price_unit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1"><text:placeholder text:placeholder-type="text">&lt;if test="line.discount != 0.00"&gt;</text:placeholder></text:span><text:placeholder text:placeholder-type="text">&lt;formatLang(line.discount)&gt;</text:placeholder><text:span text:style-name="T21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formatLang(line.price_subtotal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s and line.invoice_line_tax_ids[0].description or ''&gt;</text:placeholder></text:p>
          </table:table-cell>
        </table:table-row>
        <text:soft-page-break/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a1" style:family="table">
      <style:table-properties style:width="7.4806in" fo:margin-left="0in" fo:margin-right="0in" table:align="margins"/>
    </style:style>
    <style:style style:name="Tabella1.A" style:family="table-column">
      <style:table-column-properties style:column-width="4.2535in" style:rel-column-width="37263*"/>
    </style:style>
    <style:style style:name="Tabella1.B" style:family="table-column">
      <style:table-column-properties style:column-width="3.2271in" style:rel-column-width="28272*"/>
    </style:style>
    <style:style style:name="Tabella1.1" style:family="table-row">
      <style:table-row-properties style:min-row-height="0.9826in"/>
    </style:style>
    <style:style style:name="Tabella1.A1" style:family="table-cell">
      <style:table-cell-properties fo:padding="0in" fo:border="none"/>
    </style:style>
    <style:style style:name="Tabella2" style:family="table">
      <style:table-properties style:width="3.2278in" fo:margin-top="0in" fo:margin-bottom="0in" table:align="margins"/>
    </style:style>
    <style:style style:name="Tabella2.A" style:family="table-column">
      <style:table-column-properties style:column-width="3.2278in" style:rel-column-width="65535*"/>
    </style:style>
    <style:style style:name="Tabella2.1" style:family="table-row">
      <style:table-row-properties style:min-row-height="1.1007in"/>
    </style:style>
    <style:style style:name="Tabella2.A1" style:family="table-cell">
      <style:table-cell-properties fo:background-color="transparent" fo:padding="0.1181in" fo:border="none" style:writing-mode="page">
        <style:background-image/>
      </style:table-cell-properties>
    </style:style>
    <style:style style:name="Tabella1.2" style:family="table-row">
      <style:table-row-properties style:min-row-height="0.0514in"/>
    </style:style>
    <style:style style:name="Tabella3" style:family="table">
      <style:table-properties style:width="7.4806in" table:align="margins"/>
    </style:style>
    <style:style style:name="Tabella3.A" style:family="table-column">
      <style:table-column-properties style:column-width="2.5326in" style:rel-column-width="22189*"/>
    </style:style>
    <style:style style:name="Tabella3.B" style:family="table-column">
      <style:table-column-properties style:column-width="1.1882in" style:rel-column-width="10409*"/>
    </style:style>
    <style:style style:name="Tabella3.D" style:family="table-column">
      <style:table-column-properties style:column-width="1.2861in" style:rel-column-width="11266*"/>
    </style:style>
    <style:style style:name="Tabella3.E" style:family="table-column">
      <style:table-column-properties style:column-width="1.2854in" style:rel-column-width="11262*"/>
    </style:style>
    <style:style style:name="Tabella3.A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none" fo:border-top="none" fo:border-bottom="0.05pt solid #000000"/>
    </style:style>
    <style:style style:name="Tabella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1.3375in" style:rel-column-width="11717*"/>
    </style:style>
    <style:style style:name="Table1.B" style:family="table-column">
      <style:table-column-properties style:column-width="0.5118in" style:rel-column-width="4483*"/>
    </style:style>
    <style:style style:name="Table1.C" style:family="table-column">
      <style:table-column-properties style:column-width="0.866in" style:rel-column-width="7586*"/>
    </style:style>
    <style:style style:name="Table1.D" style:family="table-column">
      <style:table-column-properties style:column-width="1.1813in" style:rel-column-width="10348*"/>
    </style:style>
    <style:style style:name="Table1.E" style:family="table-column">
      <style:table-column-properties style:column-width="0.3146in" style:rel-column-width="2755*"/>
    </style:style>
    <style:style style:name="Table1.F" style:family="table-column">
      <style:table-column-properties style:column-width="0.3153in" style:rel-column-width="2762*"/>
    </style:style>
    <style:style style:name="Table1.H" style:family="table-column">
      <style:table-column-properties style:column-width="0.5889in" style:rel-column-width="5159*"/>
    </style:style>
    <style:style style:name="Table1.I" style:family="table-column">
      <style:table-column-properties style:column-width="1.1847in" style:rel-column-width="10377*"/>
    </style:style>
    <style:style style:name="Table1.A1" style:family="table-cell">
      <style:table-cell-properties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1.I1" style:family="table-cell">
      <style:table-cell-properties fo:padding-left="0.075in" fo:padding-right="0.075in" fo:padding-top="0in" fo:padding-bottom="0in" fo:border="0.05pt solid #000000" style:writing-mode="lr-tb"/>
    </style:style>
    <style:style style:name="Table1.2" style:family="table-row">
      <style:table-row-properties style:min-row-height="0.0479in"/>
    </style:style>
    <style:style style:name="Table1.G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le1.G3" style:family="table-cell">
      <style:table-cell-properties fo:padding-left="0.075in" fo:padding-right="0.075in" fo:padding-top="0in" fo:padding-bottom="0in" fo:border-left="0.05pt solid #000000" fo:border-right="none" fo:border-top="none" fo:border-bottom="0.05pt solid #000000" style:writing-mode="lr-tb"/>
    </style:style>
    <style:style style:name="Table1.A9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in" fo:margin-bottom="0in" loext:contextual-spacing="false"/>
      <style:text-properties style:font-name="Carlito"/>
    </style:style>
    <style:style style:name="MP3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1008in" fo:margin-right="-0.0035in" fo:margin-top="0in" fo:margin-bottom="0in" loext:contextual-spacing="false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047in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in" fo:margin-bottom="0in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top="0in" fo:margin-bottom="0in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Carlito" fo:font-size="8pt" fo:letter-spacing="-0.0028in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6% 100%" style:font-name="Carlito" fo:font-size="8pt" fo:letter-spacing="-0.0028in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in" fo:margin-right="0.0417in" fo:text-align="end" style:justify-single-word="false" fo:text-indent="0in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in" fo:margin-bottom="0in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047in" style:text-underline-style="none" style:font-name-complex="Lucida Sans2"/>
    </style:style>
    <style:style style:name="MT3" style:family="text">
      <style:text-properties fo:color="#000000" style:text-position="0% 100%" fo:letter-spacing="-0.0047in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047in" style:text-underline-style="none" officeooo:rsid="003c49d0" style:font-name-complex="Lucida Sans2"/>
    </style:style>
    <style:style style:name="MT6" style:family="text">
      <style:text-properties fo:color="#000000" style:text-position="-5% 100%" fo:letter-spacing="-0.0047in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047in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5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7" style:family="text">
      <style:text-properties fo:color="#221f1f" fo:letter-spacing="-0.0028in" fo:font-style="italic" style:font-style-asian="italic" style:font-name-complex="Lucida Sans2" style:font-style-complex="italic"/>
    </style:style>
    <style:style style:name="MT18" style:family="text">
      <style:text-properties fo:color="#221f1f" fo:letter-spacing="-0.0028in" fo:font-style="italic" fo:background-color="transparent" loext:char-shading-value="0" style:font-style-asian="italic" style:font-name-complex="Lucida Sans2" style:font-style-complex="italic"/>
    </style:style>
    <style:style style:name="MT19" style:family="text">
      <style:text-properties officeooo:rsid="0032ee30"/>
    </style:style>
    <style:style style:name="MT20" style:family="text">
      <style:text-properties fo:font-style="italic" fo:background-color="transparent" loext:char-shading-value="0" style:font-style-asian="italic" style:font-style-complex="italic"/>
    </style:style>
    <style:style style:name="MT21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193in" fo:border="0.06pt solid #000000">
        <style:columns fo:column-count="1" fo:column-gap="0in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fo:background-color="transparent" style:dynamic-spacing="true" draw:fill="none" draw:fill-color="#5b9bd5"/>
      </style:header-style>
      <style:footer-style>
        <style:header-footer-properties fo:min-height="0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0.3937in" svg:y="-0.3937in" draw:z-index="1"><draw:text-box fo:min-height="1.0709in" fo:min-width="1.1339in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in" svg:y="0in" draw:z-index="3"><draw:text-box fo:min-height="0.7874in" fo:min-width="2.1965in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 <text:placeholder text:placeholder-type="text">&lt;o.partner_id.street2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formatLang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_id and o.payment_term_id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2</text:page-number>/<text:page-count>2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4"><text:placeholder text:placeholder-type="text">&lt;if test="o.partner_bank_id"&gt;</text:placeholder></text:span><text:span text:style-name="MT15"><text:placeholder text:placeholder-type="text">&lt;o.partner_bank_id.bank.name&gt;</text:placeholder></text:span><text:span text:style-name="MT1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s.sorted(key=lambda a: a.date_maturity)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17"><text:text-input text:description="&lt;formatLang(move_line.date_maturity,date='true')&gt;">$4400</text:text-input></text:span><text:span text:style-name="MT17"> - </text:span><text:span text:style-name="MT18"><text:placeholder text:placeholder-type="text">&lt;o.currency_id.symbol or ''&gt;</text:placeholder></text:span><text:span text:style-name="MT18"> </text:span><text:span text:style-name="MT17"><text:text-input text:description="&lt;formatLang(move_line.debit)&gt;">$4400</text:text-input></text:span></text:p>
              <text:p text:style-name="MP44"><text:span text:style-name="MT17"><text:text-input text:description="&lt;/if&gt;">end if</text:text-input></text:span><text:span text:style-name="MT17"> 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D"/>
          <table:table-column table:style-name="Table1.H"/>
          <table:table-column table:style-name="Table1.I"/>
          <table:table-row>
            <table:table-cell table:style-name="Table1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49">IMPONIBILE</text:p>
            </table:table-cell>
            <table:table-cell table:style-name="Table1.A1" office:value-type="string">
              <text:p text:style-name="MP49">IVA</text:p>
            </table:table-cell>
            <table:table-cell table:style-name="Table1.I1" office:value-type="string">
              <text:p text:style-name="MP50">IMPORTO IVA</text:p>
            </table:table-cell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1"><text:placeholder text:placeholder-type="text">&lt;for each="line in o.tax_line_ids"&gt;</text:placeholder></text:p>
            </table:table-cell>
            <table:covered-table-cell/>
            <table:covered-table-cell/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3" table:number-rows-spanned="2" office:value-type="string">
              <text:p text:style-name="MP52"><text:placeholder text:placeholder-type="text">&lt;formatLang(line.base) or ''&gt;</text:placeholder></text:p>
            </table:table-cell>
            <table:table-cell table:style-name="Table1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le1.G2" table:number-rows-spanned="2" office:value-type="string">
              <text:p text:style-name="MP54"><text:placeholder text:placeholder-type="text">&lt;formatLang(line.amount) or ''&gt;</text:placeholder></text:p>
            </table:table-cell>
          </table:table-row>
          <table:table-row>
            <table:table-cell table:style-name="Table1.G3" table:number-rows-spanned="2" office:value-type="string">
              <text:p text:style-name="MP55">CAUSALE</text:p>
            </table:table-cell>
            <table:table-cell table:style-name="Table1.G3" table:number-rows-spanned="2" office:value-type="string">
              <text:p text:style-name="MP56">% <text:span text:style-name="MT19">SC.</text:span></text:p>
            </table:table-cell>
            <table:table-cell table:style-name="Table1.G3" table:number-rows-spanned="2" office:value-type="string">
              <text:p text:style-name="MP55">IMPORTO SCONTO</text:p>
            </table:table-cell>
            <table:table-cell table:style-name="Table1.G3" table:number-rows-spanned="2" office:value-type="string">
              <text:p text:style-name="MP55">TOTALE MERCE</text:p>
            </table:table-cell>
            <table:table-cell table:style-name="Table1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le1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le1.G3" office:value-type="string">
              <text:p text:style-name="MP55">N. COLLI</text:p>
              <text:p text:style-name="MP59"/>
            </table:table-cell>
            <table:table-cell table:style-name="Table1.G3" office:value-type="string">
              <text:p text:style-name="MP55">TRASPORTO</text:p>
              <text:p text:style-name="MP59"/>
            </table:table-cell>
            <table:table-cell table:style-name="Table1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le1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le1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le1.A1" office:value-type="string">
              <text:p text:style-name="MP63">TRASPORTO CURA DEL</text:p>
              <text:p text:style-name="MP65"><text:s/></text:p>
            </table:table-cell>
            <table:table-cell table:style-name="Table1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le1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le1.A1" table:number-columns-spanned="2" office:value-type="string">
              <text:p text:style-name="MP68">FIRMA DEL DESTINATARIO</text:p>
            </table:table-cell>
            <table:covered-table-cell/>
            <table:table-cell table:style-name="Table1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0"><text:placeholder text:placeholder-type="text">&lt;o.currency_id.symbol or ''&gt;</text:placeholder></text:span> <text:span text:style-name="MT21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le1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le1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le1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le1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Fabrizio Cocciari</meta:initial-creator>
    <meta:creation-date>2015-10-02T07:20:00Z</meta:creation-date>
    <dc:date>2018-08-02T09:28:43.032765186</dc:date>
    <meta:print-date>2015-11-01T17:36:21.213000000</meta:print-date>
    <meta:editing-cycles>67</meta:editing-cycles>
    <meta:editing-duration>PT23H43M26S</meta:editing-duration>
    <meta:document-statistic meta:table-count="5" meta:image-count="0" meta:object-count="0" meta:page-count="2" meta:paragraph-count="97" meta:word-count="308" meta:character-count="2966" meta:non-whitespace-character-count="2710"/>
    <meta:template xlink:type="simple" xlink:actuate="onRequest" xlink:title="" xlink:href="../Carta%20Intestata%20Sinfocom%20Versione%202.odt/Normal"/>
  </office:meta>
</office:document-meta>
</file>